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" svg:font-family="Avenir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text-properties officeooo:rsid="001a4857" officeooo:paragraph-rsid="001a4857"/>
    </style:style>
    <style:style style:name="P3" style:family="paragraph" style:parent-style-name="Text_20_body">
      <style:text-properties officeooo:rsid="0020535c" officeooo:paragraph-rsid="0020535c"/>
    </style:style>
    <style:style style:name="P4" style:family="paragraph" style:parent-style-name="Text_20_body">
      <style:text-properties officeooo:rsid="0020c690" officeooo:paragraph-rsid="0020c690"/>
    </style:style>
    <style:style style:name="P5" style:family="paragraph" style:parent-style-name="Text_20_body">
      <style:text-properties fo:font-size="6pt" officeooo:rsid="0020c690" officeooo:paragraph-rsid="0020c690" style:font-size-asian="6pt" style:font-size-complex="6pt"/>
    </style:style>
    <style:style style:name="P6" style:family="paragraph" style:parent-style-name="Text_20_body">
      <style:text-properties officeooo:rsid="00214ac8" officeooo:paragraph-rsid="00214ac8"/>
    </style:style>
    <style:style style:name="P7" style:family="paragraph" style:parent-style-name="Text_20_body">
      <style:text-properties officeooo:rsid="002507f1" officeooo:paragraph-rsid="002507f1"/>
    </style:style>
    <style:style style:name="P8" style:family="paragraph" style:parent-style-name="Text_20_body">
      <style:text-properties officeooo:rsid="0025dd50" officeooo:paragraph-rsid="0025dd50"/>
    </style:style>
    <style:style style:name="P9" style:family="paragraph" style:parent-style-name="Text_20_body">
      <style:text-properties officeooo:rsid="0027da55" officeooo:paragraph-rsid="0027da55"/>
    </style:style>
    <style:style style:name="P10" style:family="paragraph" style:parent-style-name="Text_20_body">
      <style:text-properties officeooo:rsid="002c1f5c" officeooo:paragraph-rsid="002c1f5c"/>
    </style:style>
    <style:style style:name="P11" style:family="paragraph" style:parent-style-name="Text_20_body">
      <style:text-properties officeooo:rsid="002e9011" officeooo:paragraph-rsid="002e9011"/>
    </style:style>
    <style:style style:name="P12" style:family="paragraph" style:parent-style-name="Text_20_body">
      <style:text-properties officeooo:rsid="002f55f3" officeooo:paragraph-rsid="0031bd93"/>
    </style:style>
    <style:style style:name="P13" style:family="paragraph" style:parent-style-name="Text_20_body">
      <style:text-properties officeooo:rsid="0030aaad" officeooo:paragraph-rsid="0031bd93"/>
    </style:style>
    <style:style style:name="P14" style:family="paragraph" style:parent-style-name="Text_20_body">
      <style:text-properties officeooo:rsid="0031bd93" officeooo:paragraph-rsid="0031bd93"/>
    </style:style>
    <style:style style:name="P15" style:family="paragraph" style:parent-style-name="Text_20_body">
      <style:text-properties officeooo:rsid="003213a1" officeooo:paragraph-rsid="003213a1"/>
    </style:style>
    <style:style style:name="P16" style:family="paragraph" style:parent-style-name="Text_20_body">
      <style:text-properties officeooo:rsid="0033f7a8" officeooo:paragraph-rsid="0033f7a8"/>
    </style:style>
    <style:style style:name="P17" style:family="paragraph" style:parent-style-name="Text_20_body">
      <style:text-properties officeooo:rsid="0034b59f" officeooo:paragraph-rsid="0034b59f"/>
    </style:style>
    <style:style style:name="P18" style:family="paragraph" style:parent-style-name="Text_20_body">
      <style:text-properties officeooo:rsid="00350c42" officeooo:paragraph-rsid="00350c42"/>
    </style:style>
    <style:style style:name="P19" style:family="paragraph" style:parent-style-name="Text_20_body">
      <style:text-properties officeooo:rsid="0035886a" officeooo:paragraph-rsid="0035886a"/>
    </style:style>
    <style:style style:name="P20" style:family="paragraph" style:parent-style-name="Text_20_body">
      <style:text-properties fo:font-weight="bold" officeooo:rsid="0035886a" officeooo:paragraph-rsid="0035886a" style:font-weight-asian="bold" style:font-weight-complex="bold"/>
    </style:style>
    <style:style style:name="P21" style:family="paragraph" style:parent-style-name="Text_20_body">
      <style:text-properties officeooo:rsid="003842f7" officeooo:paragraph-rsid="003842f7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0214ac8"/>
    </style:style>
    <style:style style:name="T3" style:family="text">
      <style:text-properties officeooo:rsid="00214ac8"/>
    </style:style>
    <style:style style:name="T4" style:family="text">
      <style:text-properties officeooo:rsid="0021a9dd"/>
    </style:style>
    <style:style style:name="T5" style:family="text">
      <style:text-properties officeooo:rsid="0022387e"/>
    </style:style>
    <style:style style:name="T6" style:family="text">
      <style:text-properties officeooo:rsid="0028f262"/>
    </style:style>
    <style:style style:name="T7" style:family="text">
      <style:text-properties officeooo:rsid="002e9043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35882e"/>
    </style:style>
    <style:style style:name="T10" style:family="text">
      <style:text-properties officeooo:rsid="0035886a"/>
    </style:style>
    <style:style style:name="T11" style:family="text">
      <style:text-properties officeooo:rsid="0036ba13"/>
    </style:style>
    <style:style style:name="T12" style:family="text">
      <style:text-properties officeooo:rsid="003a0f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sumer un texte</text:p>
      <text:h text:style-name="Heading_20_1" text:outline-level="1">Définition</text:h>
      <text:p text:style-name="P2">Se mettre à la place de l’auteur</text:p>
      <text:p text:style-name="P2">Reprendre en son nom l’argumentation</text:p>
      <text:p text:style-name="P2">Le réduire au 1/4 ou 3/4 du texte (+ texte long, + on le résume)</text:p>
      <text:h text:style-name="Heading_20_2" text:outline-level="2">Deux étapes : deux difficultés</text:h>
      <text:p text:style-name="P3">→ Repérage des idées essentielles → bien comprendre le texte initial</text:p>
      <text:p text:style-name="P4">→ Retranscrire ces idées</text:p>
      <text:p text:style-name="P4">sous forme abrége - en reformulant en partie - clair pour quelqu’un n’ayant pas lu le texte.</text:p>
      <text:p text:style-name="P4">risque de fausser le sens du texte ou de ne pas <text:span text:style-name="T1">être compréhensible.</text:span></text:p>
      <text:h text:style-name="Heading_20_1" text:outline-level="1">Compréhension du texte</text:h>
      <text:p text:style-name="P4">4 familles de compétences nécessaires</text:p>
      <text:p text:style-name="P5"><text:tab/><text:tab/><text:tab/><text:span text:style-name="T3">Autocontr</text:span><text:span text:style-name="T2">ôle, métacognition : comprendre l’implicite</text:span></text:p>
      <text:p text:style-name="P5">Compétences lexicales et linguistiques ↔ comprendre (élaborer une représentation mentale) ↔ Compétences stratégiques : disinguer thèse, exemples, les apports logiques, …</text:p>
      <text:p text:style-name="P5"><text:tab/><text:tab/><text:tab/><text:span text:style-name="T3">Compétences référentielles : connaissance du monde, des textes, des émotions, …</text:span></text:p>
      <text:h text:style-name="Heading_20_2" text:outline-level="2">Thème, thèse, raisonnement</text:h>
      <text:h text:style-name="Heading_20_3" text:outline-level="3">Dégage le thème et surtout l’idée principale</text:h>
      <text:p text:style-name="P6">1. But de l’auteur en écrivant ce texte ?</text:p>
      <text:p text:style-name="P6">2. S’aider du début et de la fin du texte.</text:p>
      <text:p text:style-name="P6">Repérer les différentes étapes de réflexion <text:span text:style-name="T4">(sous-titres – découpage en paragraphes – idées : début ou fin de paragraphe – réseaux lexicaux – </text:span><text:span text:style-name="T5">liens logiques</text:span><text:span text:style-name="T4">)</text:span></text:p>
      <text:h text:style-name="Heading_20_2" text:outline-level="2">Système d’énonciation à analyser</text:h>
      <text:p text:style-name="P7">1. Qui parle (pronoms personnels, mots renvoyant à d’autres personnes)</text:p>
      <text:p text:style-name="P7">2. Qui a telle opinion/tel jugement (verbes de paroles ou de pensée, pronom personnels, etc.)</text:p>
      <text:p text:style-name="P8">2. Qui est le destinataire du message</text:p>
      <text:p text:style-name="P8">4. Ironie à remarquer (ponctuation, passages exprimant le jugement)</text:p>
      <text:p text:style-name="P9"/>
      <text:h text:style-name="P1" text:outline-level="2">4 attitudes pour comprendre un texte</text:h>
      <text:p text:style-name="P9">1. Construire des représentations intermédiaires et provisoires (<text:span text:style-name="T1">être flexible)</text:span></text:p>
      <text:p text:style-name="P9">2. Intégrer les informations <text:span text:style-name="T6">(moduler vitesse de lecture, revenir en arrière pour sélectionner info importantes)</text:span></text:p>
      <text:p text:style-name="P10">3. Connecter les informations (faire des liens logiques et chronologiques)</text:p>
      <text:p text:style-name="P11">4. Trier les informations importante<text:span text:style-name="T7">s</text:span></text:p>
      <text:h text:style-name="Heading_20_1" text:outline-level="1">Objectifs pour rédiger le résumé</text:h>
      <text:h text:style-name="Heading_20_2" text:outline-level="2">Réduire le texte</text:h>
      <text:p text:style-name="P12">Ne garder que les grandes idées (s’entrainer à lire des textes informatifs et argumentatifs)</text:p>
      <text:p text:style-name="P13">Etre fidèles aux idées</text:p>
      <text:p text:style-name="P13">Etre fidèle à la progression du texte (faire un plan)</text:p>
      <text:p text:style-name="P13">Eliminer les exemples sauf ceux ayant valeur d’argument</text:p>
      <text:h text:style-name="Heading_20_2" text:outline-level="2">A bannir</text:h>
      <text:p text:style-name="P14">Ajout d’idée</text:p>
      <text:p text:style-name="P15">Commentaire du texte (<text:span text:style-name="T8">« l’auteur nous présente... »</text:span>)</text:p>
      <text:p text:style-name="P16">Répétitions énumérations</text:p>
      <text:p text:style-name="P17">Contre-sens et faux-sens dus à une lecture passive à des incompréhensions</text:p>
      <text:h text:style-name="Heading_20_2" text:outline-level="2">Latitudes</text:h>
      <text:h text:style-name="Heading_20_4" text:outline-level="4">A garder ou <text:span text:style-name="T1">ôter :</text:span></text:h>
      <text:p text:style-name="P18"><text:span text:style-name="T10">Selon texte initial</text:span>→ sources et citations</text:p>
      <text:p text:style-name="P18"><text:tab/><text:tab/> <text:s text:c="5"/>→ chiffres</text:p>
      <text:p text:style-name="P18"><text:span text:style-name="T10">Selon nous</text:span>→ sous-titres (texte clair m<text:span text:style-name="T1">ême sans les lire)</text:span></text:p>
      <text:p text:style-name="P18"><text:tab/> <text:s text:c="7"/>→ <text:span text:style-name="T9">reformulation ou recopiage</text:span></text:p>
      <text:h text:style-name="Heading_20_2" text:outline-level="2">A faire</text:h>
      <text:p text:style-name="P20">Restituer toutes les idées importantes correctement.</text:p>
      <text:p text:style-name="P19">→ conserver ordre du texte</text:p>
      <text:p text:style-name="P19">→ réduire texte aux 3/4</text:p>
      <text:p text:style-name="P19">→ mettre des connecteurs</text:p>
      <text:p text:style-name="P19">→ reformuler avec ses mots et/ou recopier des phrases</text:p>
      <text:p text:style-name="P19"><text:soft-page-break/>→ <text:span text:style-name="T11">faire des phrases claires et courtes</text:span></text:p>
      <text:h text:style-name="Heading_20_1" text:outline-level="1">Utilité du résumé pour soi</text:h>
      <text:p text:style-name="P21">1. Comprendre ce qui est lu <text:span text:style-name="T12">(vocabulaire riche et syntaxe maitrisée)</text:span></text:p>
      <text:p text:style-name="P21">2. Mémoriser l’essenti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" svg:font-family="Avenir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7:30:31.015611629</meta:creation-date>
    <dc:date>2022-10-24T18:01:04.544909223</dc:date>
    <meta:editing-duration>PT30M16S</meta:editing-duration>
    <meta:editing-cycles>32</meta:editing-cycles>
    <meta:generator>LibreOffice/7.3.6.2$Linux_X86_64 LibreOffice_project/30$Build-2</meta:generator>
    <meta:document-statistic meta:table-count="0" meta:image-count="0" meta:object-count="0" meta:page-count="3" meta:paragraph-count="57" meta:word-count="419" meta:character-count="2711" meta:non-whitespace-character-count="2322"/>
  </office:meta>
</office:document-meta>
</file>